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Dialog Accept</text:p>
      <text:p text:style-name="P2"/>
      <text:p text:style-name="P1">Summery:<text:tab/>Interaction textbased between the game and player.</text:p>
      <text:p text:style-name="P1"/>
      <text:p text:style-name="P1">Priority: Medium</text:p>
      <text:p text:style-name="P1"/>
      <text:p text:style-name="P1">Extends: none</text:p>
      <text:p text:style-name="P1"/>
      <text:p text:style-name="P1">Includes: 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Interacts with game caracter</text:p>
          </table:table-cell>
          <table:table-cell table:style-name="Tabell1.C2" office:value-type="string">
            <text:p text:style-name="P3">Text shows up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>Responds to presented text</text:p>
          </table:table-cell>
          <table:table-cell table:style-name="Tabell1.C2" office:value-type="string">
            <text:p text:style-name="P3">Depending on response action is taken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4-20T11:52:49.01</dc:date>
    <dc:creator>Anders Bolin</dc:creator>
    <meta:editing-duration>PT1H2M32S</meta:editing-duration>
    <meta:editing-cycles>9</meta:editing-cycles>
    <meta:generator>OpenOffice/4.1.0$Win32 OpenOffice.org_project/410m18$Build-9764</meta:generator>
    <meta:document-statistic meta:table-count="1" meta:image-count="0" meta:object-count="0" meta:page-count="1" meta:paragraph-count="28" meta:word-count="58" meta:character-count="306"/>
  </office:meta>
</office:document-meta>
</file>